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d40ef" officeooo:paragraph-rsid="000d40ef"/>
    </style:style>
    <style:style style:name="P2" style:family="paragraph" style:parent-style-name="Table_20_Contents">
      <style:paragraph-properties fo:text-align="center" style:justify-single-word="false"/>
      <style:text-properties officeooo:rsid="000d40ef" officeooo:paragraph-rsid="000d40ef"/>
    </style:style>
    <style:style style:name="P3" style:family="paragraph" style:parent-style-name="Table_20_Contents">
      <style:paragraph-properties fo:text-align="start" style:justify-single-word="false"/>
      <style:text-properties officeooo:rsid="000d40ef" officeooo:paragraph-rsid="000d40ef"/>
    </style:style>
    <style:style style:name="P4" style:family="paragraph" style:parent-style-name="Table_20_Contents">
      <style:paragraph-properties fo:text-align="start" style:justify-single-word="false"/>
      <style:text-properties officeooo:rsid="000d40ef" officeooo:paragraph-rsid="000d8bd9"/>
    </style:style>
    <style:style style:name="P5" style:family="paragraph" style:parent-style-name="Table_20_Contents">
      <style:paragraph-properties fo:text-align="start" style:justify-single-word="false"/>
      <style:text-properties officeooo:rsid="000d40ef" officeooo:paragraph-rsid="000e7154"/>
    </style:style>
    <style:style style:name="P6" style:family="paragraph" style:parent-style-name="Table_20_Contents">
      <style:paragraph-properties fo:text-align="start" style:justify-single-word="false"/>
      <style:text-properties officeooo:rsid="000d40ef" officeooo:paragraph-rsid="000f0333"/>
    </style:style>
    <style:style style:name="P7" style:family="paragraph" style:parent-style-name="Table_20_Contents">
      <style:paragraph-properties fo:text-align="start" style:justify-single-word="false"/>
      <style:text-properties fo:language="ru" fo:country="RU" officeooo:rsid="000d40ef" officeooo:paragraph-rsid="000d40ef"/>
    </style:style>
    <style:style style:name="P8" style:family="paragraph" style:parent-style-name="Table_20_Contents">
      <style:paragraph-properties fo:text-align="start" style:justify-single-word="false"/>
      <style:text-properties fo:language="ru" fo:country="RU" officeooo:rsid="000d40ef" officeooo:paragraph-rsid="000d8bd9"/>
    </style:style>
    <style:style style:name="P9" style:family="paragraph" style:parent-style-name="Table_20_Contents">
      <style:paragraph-properties fo:text-align="start" style:justify-single-word="false"/>
      <style:text-properties fo:language="ru" fo:country="RU" officeooo:rsid="000d40ef" officeooo:paragraph-rsid="000e7154"/>
    </style:style>
    <style:style style:name="P10" style:family="paragraph" style:parent-style-name="Table_20_Contents">
      <style:paragraph-properties fo:text-align="start" style:justify-single-word="false"/>
      <style:text-properties fo:language="ru" fo:country="RU" officeooo:rsid="000e7154" officeooo:paragraph-rsid="000e7154"/>
    </style:style>
    <style:style style:name="P11" style:family="paragraph" style:parent-style-name="Table_20_Contents">
      <style:paragraph-properties fo:text-align="start" style:justify-single-word="false"/>
      <style:text-properties fo:language="ru" fo:country="RU" officeooo:rsid="000e7154" officeooo:paragraph-rsid="000f0333"/>
    </style:style>
    <style:style style:name="P12" style:family="paragraph" style:parent-style-name="Table_20_Contents">
      <style:paragraph-properties fo:text-align="start" style:justify-single-word="false"/>
      <style:text-properties fo:language="ru" fo:country="RU" officeooo:rsid="000f0333" officeooo:paragraph-rsid="000f0333"/>
    </style:style>
    <style:style style:name="P13" style:family="paragraph" style:parent-style-name="Table_20_Contents">
      <style:paragraph-properties fo:text-align="start" style:justify-single-word="false"/>
      <style:text-properties fo:language="en" fo:country="US" officeooo:rsid="000d40ef" officeooo:paragraph-rsid="000d40ef"/>
    </style:style>
    <style:style style:name="P14" style:family="paragraph" style:parent-style-name="Table_20_Contents">
      <style:paragraph-properties fo:text-align="start" style:justify-single-word="false"/>
      <style:text-properties officeooo:rsid="000d8bd9" officeooo:paragraph-rsid="000d8bd9"/>
    </style:style>
    <style:style style:name="P15" style:family="paragraph" style:parent-style-name="Table_20_Contents">
      <style:paragraph-properties fo:text-align="start" style:justify-single-word="false"/>
      <style:text-properties officeooo:rsid="000e7154" officeooo:paragraph-rsid="000e7154"/>
    </style:style>
    <style:style style:name="P16" style:family="paragraph" style:parent-style-name="Table_20_Contents">
      <style:paragraph-properties fo:text-align="start" style:justify-single-word="false"/>
      <style:text-properties officeooo:rsid="000e7154" officeooo:paragraph-rsid="000f0333"/>
    </style:style>
    <style:style style:name="T1" style:family="text">
      <style:text-properties officeooo:rsid="000d40ef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d8bd9"/>
    </style:style>
    <style:style style:name="T4" style:family="text">
      <style:text-properties fo:language="en" fo:country="US" officeooo:rsid="000d40ef"/>
    </style:style>
    <style:style style:name="T5" style:family="text">
      <style:text-properties fo:language="en" fo:country="US" officeooo:rsid="000e7154"/>
    </style:style>
    <style:style style:name="T6" style:family="text">
      <style:text-properties fo:language="en" fo:country="US" officeooo:rsid="000f0333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0d40ef"/>
    </style:style>
    <style:style style:name="T9" style:family="text">
      <style:text-properties fo:language="ru" fo:country="RU" officeooo:rsid="000e7154"/>
    </style:style>
    <style:style style:name="T10" style:family="text">
      <style:text-properties officeooo:rsid="000d8bd9"/>
    </style:style>
    <style:style style:name="T11" style:family="text">
      <style:text-properties officeooo:rsid="000e7154"/>
    </style:style>
    <style:style style:name="T12" style:family="text">
      <style:text-properties officeooo:rsid="000f03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отокол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2">Возможные команды</text:p>
          </table:table-cell>
          <table:table-cell table:style-name="Таблица1.A1" office:value-type="string">
            <text:p text:style-name="P2">Действия Клиента</text:p>
          </table:table-cell>
          <table:table-cell table:style-name="Таблица1.C1" office:value-type="string">
            <text:p text:style-name="P2">Действия Сервера</text:p>
          </table:table-cell>
        </table:table-row>
        <table:table-row>
          <table:table-cell table:style-name="Таблица1.A2" office:value-type="string">
            <text:p text:style-name="P3">Получить данные о содержимом текущего каталога </text:p>
          </table:table-cell>
          <table:table-cell table:style-name="Таблица1.A2" office:value-type="string">
            <text:p text:style-name="P3">1) Формирование команды вида — <text:span text:style-name="T2">ls &lt;path&gt;</text:span></text:p>
            <text:p text:style-name="P7">2) Посылка длины команды Серверу</text:p>
            <text:p text:style-name="P7">3) Посылка команды Серверу</text:p>
            <text:p text:style-name="P13">6) <text:span text:style-name="T7">Прием подтверждения или отказа</text:span></text:p>
            <text:p text:style-name="P13">9) <text:span text:style-name="T7">Если пришло подтверждение, то начать прием сообщений, пока не будет получено </text:span>`_ls_end`</text:p>
          </table:table-cell>
          <table:table-cell table:style-name="Таблица1.C2" office:value-type="string">
            <text:p text:style-name="P3">4) Прием <text:span text:style-name="T7">длины </text:span>команды, самой команды, обработка, проверка наличия каталога в системе</text:p>
            <text:p text:style-name="P3">5) Отправка Клиенту подтверждения <text:span text:style-name="T2">`y` </text:span><text:span text:style-name="T7">или отказа </text:span><text:span text:style-name="T2">`n`</text:span></text:p>
            <text:p text:style-name="P7">7) Если каталог существует, отправляется все его содержимое</text:p>
            <text:p text:style-name="P7">8) После перебора всего каталога отправляется строка <text:span text:style-name="T2">`_ls_end`</text:span></text:p>
          </table:table-cell>
        </table:table-row>
        <table:table-row>
          <table:table-cell table:style-name="Таблица1.A2" office:value-type="string">
            <text:p text:style-name="P3">Изменить текущую директорию</text:p>
          </table:table-cell>
          <table:table-cell table:style-name="Таблица1.A2" office:value-type="string">
            <text:p text:style-name="P3">1) <text:s/>Формирование команды вида — c<text:span text:style-name="T2">d &lt;path&gt;</text:span></text:p>
            <text:p text:style-name="P7"><text:span text:style-name="T2">2) Посылка длины команды Серверу</text:span></text:p>
            <text:p text:style-name="P7"><text:span text:style-name="T2">3) Посылка команды Серверу</text:span></text:p>
            <text:p text:style-name="P13">6) <text:span text:style-name="T7">Прием подтверждения или отказа</text:span></text:p>
            <text:p text:style-name="P13"><text:span text:style-name="T7">7) Если подтверждение, то изменение текущего каталога на </text:span>&lt;path&gt;</text:p>
          </table:table-cell>
          <table:table-cell table:style-name="Таблица1.C2" office:value-type="string">
            <text:p text:style-name="P3">4) Прием <text:span text:style-name="T7">длины </text:span>команды, самой команды, обработка, проверка наличия каталога в системе</text:p>
            <text:p text:style-name="P3">5) Отправка Клиенту подтверждения <text:span text:style-name="T2">`y` </text:span><text:span text:style-name="T7">или отказа </text:span><text:span text:style-name="T2">`n`</text:span></text:p>
          </table:table-cell>
        </table:table-row>
        <table:table-row>
          <table:table-cell table:style-name="Таблица1.A2" office:value-type="string">
            <text:p text:style-name="P14">Взять файл от Сервера</text:p>
          </table:table-cell>
          <table:table-cell table:style-name="Таблица1.A2" office:value-type="string">
            <text:p text:style-name="P4">1) <text:s/>Формирование команды вида — <text:span text:style-name="T10">p</text:span><text:span text:style-name="T3">ull</text:span><text:span text:style-name="T2"> &lt;path&gt; </text:span><text:span text:style-name="T9">и создание нового файла на запись</text:span></text:p>
            <text:p text:style-name="P8"><text:span text:style-name="T2">2) Посылка длины команды Серверу</text:span></text:p>
            <text:p text:style-name="P8"><text:span text:style-name="T2">3) Посылка команды Серверу</text:span></text:p>
            <text:p text:style-name="P10"><text:span text:style-name="T4">6) </text:span><text:span text:style-name="T1">Прием подтверждения или отказа</text:span></text:p>
            <text:p text:style-name="P10">9) Прием пакетов и запись в файл, пока не прочитана строка <text:span text:style-name="T2">`_end_of_file`</text:span></text:p>
          </table:table-cell>
          <table:table-cell table:style-name="Таблица1.C2" office:value-type="string">
            <text:p text:style-name="P5">4) Прием <text:span text:style-name="T7">длины </text:span>команды, самой команды, обработка</text:p>
            <text:p text:style-name="P15">5) Попытка открытия файла для чтения, и посылка подтверждения <text:span text:style-name="T4">`y` </text:span><text:span text:style-name="T8">или отказа </text:span><text:span text:style-name="T4">`n`</text:span></text:p>
            <text:p text:style-name="P10">7) <text:span text:style-name="T12">Если подтверждение, то п</text:span>осылка содержимого файла </text:p>
            <text:p text:style-name="P10">8) Посылка окончания файла вида <text:span text:style-name="T2">`_end_of_file`</text:span></text:p>
          </table:table-cell>
        </table:table-row>
        <table:table-row>
          <table:table-cell table:style-name="Таблица1.A2" office:value-type="string">
            <text:p text:style-name="P15">Залить файл на Сервер</text:p>
          </table:table-cell>
          <table:table-cell table:style-name="Таблица1.A2" office:value-type="string">
            <text:p text:style-name="P5">1) <text:s/>Формирование команды вида — <text:span text:style-name="T10">p</text:span><text:span text:style-name="T3">u</text:span><text:span text:style-name="T5">sh </text:span><text:span text:style-name="T2">&lt;path&gt; </text:span><text:span text:style-name="T9">и открытие файла на чтение</text:span></text:p>
            <text:p text:style-name="P9"><text:span text:style-name="T2">2) Посылка длины команды Серверу</text:span></text:p>
            <text:p text:style-name="P9"><text:span text:style-name="T5">3) Посылка команды Серверу</text:span></text:p>
            <text:p text:style-name="P11"><text:span text:style-name="T4">6) Прием подтверждения или отказа</text:span></text:p>
            <text:p text:style-name="P11"><text:span text:style-name="T4">7) </text:span><text:span text:style-name="T6">Если подтверждение, то п</text:span><text:span text:style-name="T4">осылка содержимого файла </text:span></text:p>
            <text:p text:style-name="P12"><text:span text:style-name="T11">8) Посылка окончания файла вида </text:span><text:span text:style-name="T5">`_end_of_file`</text:span></text:p>
          </table:table-cell>
          <table:table-cell table:style-name="Таблица1.C2" office:value-type="string">
            <text:p text:style-name="P6">4) Прием <text:span text:style-name="T7">длины </text:span>команды, самой команды, обработка</text:p>
            <text:p text:style-name="P16">5) Попытка открытия файла для <text:span text:style-name="T12">записи</text:span>, и посылка подтверждения <text:span text:style-name="T4">`y` </text:span><text:span text:style-name="T8">или отказа </text:span><text:span text:style-name="T4">`n`</text:span></text:p>
            <text:p text:style-name="P11"><text:span text:style-name="T4">9) Прием пакетов и запись в файл, пока не прочитана строка `_end_of_file`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14:00:43.889000000</meta:creation-date>
    <dc:date>2017-10-28T14:16:50.102000000</dc:date>
    <meta:editing-duration>PT5M55S</meta:editing-duration>
    <meta:editing-cycles>3</meta:editing-cycles>
    <meta:generator>LibreOffice/5.2.3.3$Windows_X86_64 LibreOffice_project/d54a8868f08a7b39642414cf2c8ef2f228f780cf</meta:generator>
    <meta:document-statistic meta:table-count="1" meta:image-count="0" meta:object-count="0" meta:page-count="1" meta:paragraph-count="42" meta:word-count="283" meta:character-count="1910" meta:non-whitespace-character-count="1659"/>
  </office:meta>
</office:document-meta>
</file>